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9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845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0.266cm"/>
    </style:style>
    <style:style style:name="gr8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8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8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88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89" style:family="graphic" style:parent-style-name="standard">
      <style:graphic-properties draw:stroke="none" draw:fill-color="#ffffff" draw:textarea-horizontal-align="justify" draw:textarea-vertical-align="middle" draw:auto-grow-height="false" fo:min-height="1.32cm" fo:min-width="0cm"/>
    </style:style>
    <style:style style:name="gr9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9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9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9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9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9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9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97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98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9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0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-color="#ff0000" draw:opacity="9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00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0000" draw:opacity="25%"/>
      <style:paragraph-properties fo:text-align="center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-color="#ff0000" draw:opacity="15%"/>
      <style:paragraph-properties fo:text-align="center"/>
    </style:style>
    <style:style style:name="P26" style:family="paragraph">
      <loext:graphic-properties draw:fill-color="#ff0000" draw:opacity="10%"/>
      <style:paragraph-properties fo:text-align="center"/>
    </style:style>
    <style:style style:name="P27" style:family="paragraph">
      <loext:graphic-properties draw:fill-color="#ff0000" draw:opacity="5%"/>
      <style:paragraph-properties fo:text-align="center"/>
    </style:style>
    <style:style style:name="P28" style:family="paragraph">
      <loext:graphic-properties draw:fill-color="#ff0000" draw:opacity="100%"/>
      <style:paragraph-properties fo:text-align="center"/>
    </style:style>
    <style:style style:name="P29" style:family="paragraph">
      <loext:graphic-properties draw:fill-color="#ff0000" draw:opacity="5%"/>
      <style:paragraph-properties fo:text-align="center"/>
      <style:text-properties fo:font-weight="bold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-0.508cm" svg:x2="10.008cm" svg:y2="-0.50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-0.102cm" svg:x2="10.007cm" svg:y2="-0.102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0.305cm" svg:x2="10.006cm" svg:y2="0.305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0.711cm" svg:x2="10.005cm" svg:y2="0.711cm">
          <text:p/>
        </draw:lin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.118cm" svg:x2="10.004cm" svg:y2="1.118cm">
          <text:p/>
        </draw:lin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.524cm" svg:x2="10.003cm" svg:y2="1.524cm">
          <text:p/>
        </draw:lin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.93cm" svg:x2="10.002cm" svg:y2="1.93cm">
          <text:p/>
        </draw:lin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2.337cm" svg:x2="10.001cm" svg:y2="2.337cm">
          <text:p/>
        </draw:lin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2.743cm" svg:x2="10cm" svg:y2="2.743cm">
          <text:p/>
        </draw: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3.15cm" svg:x2="9.999cm" svg:y2="3.15cm">
          <text:p/>
        </draw:lin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3.556cm" svg:x2="9.998cm" svg:y2="3.556cm">
          <text:p/>
        </draw:lin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3.962cm" svg:x2="9.997cm" svg:y2="3.962cm">
          <text:p/>
        </draw:lin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4.369cm" svg:x2="9.996cm" svg:y2="4.369cm">
          <text:p/>
        </draw:lin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4.775cm" svg:x2="9.995cm" svg:y2="4.775cm">
          <text:p/>
        </draw:lin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5.182cm" svg:x2="9.994cm" svg:y2="5.182cm">
          <text:p/>
        </draw:lin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5.588cm" svg:x2="9.993cm" svg:y2="5.588cm">
          <text:p/>
        </draw:lin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5.994cm" svg:x2="9.992cm" svg:y2="5.994cm">
          <text:p/>
        </draw:lin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6.401cm" svg:x2="9.991cm" svg:y2="6.401cm">
          <text:p/>
        </draw:lin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6.807cm" svg:x2="9.99cm" svg:y2="6.807cm">
          <text:p/>
        </draw:lin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7.214cm" svg:x2="9.989cm" svg:y2="7.214cm">
          <text:p/>
        </draw:lin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7.62cm" svg:x2="9.988cm" svg:y2="7.62cm">
          <text:p/>
        </draw:lin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8.026cm" svg:x2="9.987cm" svg:y2="8.026cm">
          <text:p/>
        </draw:lin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8.433cm" svg:x2="9.986cm" svg:y2="8.433cm">
          <text:p/>
        </draw:lin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8.839cm" svg:x2="9.985cm" svg:y2="8.839cm">
          <text:p/>
        </draw:lin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9.246cm" svg:x2="9.984cm" svg:y2="9.246cm">
          <text:p/>
        </draw:lin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8cm" svg:y1="9.662cm" svg:x2="9.983cm" svg:y2="9.662cm">
          <text:p/>
        </draw:lin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10.058cm" svg:x2="9.984cm" svg:y2="10.058cm">
          <text:p/>
        </draw:lin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10.465cm" svg:x2="9.985cm" svg:y2="10.465cm">
          <text:p/>
        </draw:lin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10.871cm" svg:x2="9.986cm" svg:y2="10.871cm">
          <text:p/>
        </draw:lin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11.278cm" svg:x2="9.987cm" svg:y2="11.278cm">
          <text:p/>
        </draw:lin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11.684cm" svg:x2="9.988cm" svg:y2="11.684cm">
          <text:p/>
        </draw:lin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12.09cm" svg:x2="9.989cm" svg:y2="12.09cm">
          <text:p/>
        </draw:lin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12.497cm" svg:x2="9.99cm" svg:y2="12.497cm">
          <text:p/>
        </draw:lin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12.903cm" svg:x2="9.991cm" svg:y2="12.903cm">
          <text:p/>
        </draw:lin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13.31cm" svg:x2="9.992cm" svg:y2="13.31cm">
          <text:p/>
        </draw:lin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13.716cm" svg:x2="9.993cm" svg:y2="13.716cm">
          <text:p/>
        </draw:lin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14.122cm" svg:x2="9.994cm" svg:y2="14.122cm">
          <text:p/>
        </draw:lin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14.529cm" svg:x2="9.995cm" svg:y2="14.529cm">
          <text:p/>
        </draw:lin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14.935cm" svg:x2="9.996cm" svg:y2="14.935cm">
          <text:p/>
        </draw:lin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15.342cm" svg:x2="9.997cm" svg:y2="15.342cm">
          <text:p/>
        </draw:lin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15.748cm" svg:x2="9.998cm" svg:y2="15.748cm">
          <text:p/>
        </draw:lin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16.154cm" svg:x2="9.999cm" svg:y2="16.154cm">
          <text:p/>
        </draw:lin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16.561cm" svg:x2="10cm" svg:y2="16.561cm">
          <text:p/>
        </draw:lin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16.967cm" svg:x2="10.001cm" svg:y2="16.967cm">
          <text:p/>
        </draw:lin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7.374cm" svg:x2="10.002cm" svg:y2="17.374cm">
          <text:p/>
        </draw:lin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7.78cm" svg:x2="10.003cm" svg:y2="17.78cm">
          <text:p/>
        </draw:lin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8.186cm" svg:x2="10.004cm" svg:y2="18.186cm">
          <text:p/>
        </draw:lin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18.593cm" svg:x2="10.005cm" svg:y2="18.593cm">
          <text:p/>
        </draw:lin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18.999cm" svg:x2="10.006cm" svg:y2="18.999cm">
          <text:p/>
        </draw:lin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19.406cm" svg:x2="10.007cm" svg:y2="19.406cm">
          <text:p/>
        </draw:lin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19.812cm" svg:x2="10.008cm" svg:y2="19.812cm">
          <text:p/>
        </draw:lin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19" draw:layer="layout" svg:width="35.56cm" svg:height="35.559cm" draw:transform="rotate (-1.5707963267949) translate (46.418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6.673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7" draw:layer="layout" svg:width="35.56cm" svg:height="35.559cm" draw:transform="rotate (-1.5707963267949) translate (46.927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3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181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4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434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4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689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4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7.943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4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3" draw:layer="layout" svg:width="12.649cm" svg:height="12.649cm" draw:transform="rotate (-1.5707963267949) translate (24.611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197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4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1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45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4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1" draw:layer="layout" svg:width="11.125cm" svg:height="11.125cm" draw:transform="rotate (-1.5707963267949) translate (23.9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704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5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8" draw:layer="layout" svg:width="10.414cm" svg:height="10.413cm" draw:transform="rotate (-1.5707963267949) translate (23.634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8.959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5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5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8.941cm" svg:height="8.941cm" draw:transform="rotate (-1.5707963267949) translate (22.953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5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8.001cm" svg:height="8.001cm" draw:transform="rotate (-1.5707963267949) translate (22.44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6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7.239cm" svg:height="7.239cm" draw:transform="rotate (-1.5707963267949) translate (22.06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6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5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6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5.613cm" svg:height="5.613cm" draw:transform="rotate (-1.5707963267949) translate (21.25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6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7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7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7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7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9" draw:layer="layout" svg:width="1.448cm" svg:height="1.449cm" draw:transform="rotate (-1.5707963267949) translate (19.145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8" draw:text-style-name="P27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18.107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0" draw:text-style-name="P27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1" draw:text-style-name="P27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3" draw:text-style-name="P27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4" draw:text-style-name="P29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5" draw:text-style-name="P27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76" draw:text-style-name="P27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77" draw:text-style-name="P27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78" draw:text-style-name="P27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79" draw:text-style-name="P27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0" draw:text-style-name="P27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81" draw:text-style-name="P27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82" draw:text-style-name="P27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3.189cm" svg:y1="5.85cm" svg:x2="23.189cm" svg:y2="13.445cm">
          <text:p/>
        </draw:lin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35.56cm" svg:height="35.559cm" draw:transform="rotate (-1.5707963267949) translate (58.436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4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84" draw:text-style-name="P27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23.596cm" svg:y1="5.851cm" svg:x2="23.596cm" svg:y2="13.446cm">
          <text:p/>
        </draw:lin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8.689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85" draw:text-style-name="P27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8.943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86" draw:text-style-name="P27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198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452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706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59.959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3" draw:layer="layout" svg:width="12.649cm" svg:height="12.649cm" draw:transform="rotate (-1.5707963267949) translate (36.627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214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468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87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722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88" draw:text-style-name="P18" draw:layer="layout" svg:width="10.414cm" svg:height="10.415cm" draw:transform="rotate (-1.5707963267949) translate (35.652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7" draw:layer="layout" svg:width="35.56cm" svg:height="35.559cm" draw:transform="rotate (-1.5707963267949) translate (60.976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3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draw:layer="layout" svg:width="8.001cm" svg:height="8.001cm" draw:transform="rotate (-1.5707963267949) translate (34.466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7.239cm" svg:height="7.239cm" draw:transform="rotate (-1.5707963267949) translate (34.083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draw:layer="layout" svg:width="5.613cm" svg:height="5.613cm" draw:transform="rotate (-1.5707963267949) translate (33.27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draw:layer="layout" svg:width="1.448cm" svg:height="1.449cm" draw:transform="rotate (-1.5707963267949) translate (31.164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9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8" draw:layer="layout" svg:width="0.585cm" svg:height="0.584cm" svg:x="30.12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07-31T17:57:40.937000000</dc:date>
    <meta:editing-duration>PT11H22M1S</meta:editing-duration>
    <meta:editing-cycles>292</meta:editing-cycles>
    <meta:generator>LibreOffice/5.3.1.2$Windows_X86_64 LibreOffice_project/e80a0e0fd1875e1696614d24c32df0f95f03deb2</meta:generator>
    <meta:document-statistic meta:object-count="1685"/>
  </office:meta>
</office:document-meta>
</file>